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or.addConfiguredMacrodef( MacroDef macro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addChild( String name , Object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jectDescriptor.addAddMethod( String name ,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addConfiguredAttribute( Attribute a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endMacro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TypeMatchingMethod( Class type , Map typeMeth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Descript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MacroRecor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.play( Configurator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AddMethod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getCur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replaceParam( String string , Map at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Add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add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or.setAttribute( String attributeName , String valu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Configurator.typeDef( String nam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addElement( String elementNam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croRecord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addChild( ObjectDescriptor parentOD , Class childClass , String name , Object 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urator.setRoot( Object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croDef.createMac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setCurrent( Object ob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MacroDef( String macr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addSetMethod( String name , Method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.setDefault( String defaul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.defineAttribute( String attribute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croDef.get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Create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Optional(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AddConfiguredMethod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ObjectDescriptor( Object object , String obj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croDef.recordCreate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or.addMacroElement( String elementNam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.recordCreate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croDef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play( Configurator conf , Map attValues , Map macroRecor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or.startCreateChild( String 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ObjectDescriptor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addAddConfigured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Set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addAddMethod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isTopLevelMacroRec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Descriptor.addAddConfiguredMethod( String name ,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addCreateMethod( String name ,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record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croRecord.record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recordChild( String 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cro.Macro( MacroDef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setFileResolver( FileResolver fi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or.getFi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escriptor.getAddConfiguredMetho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endCreateChi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nfigurator.getTypeD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addAttribute( String attName , String att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or.startMacroDef( String macr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croDef.addConfiguredElement( Element e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addMacroAttribute( String attName , String att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or.typeDef( String 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Recor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Def.play( Configurator conf , MacroRecord macroRecord , Map attValues , Map childrenRecord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